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28.25mm"/>
    </style:style>
    <style:style style:name="co3" style:family="table-column">
      <style:table-column-properties fo:break-before="auto" style:column-width="1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estand u. Akt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Inhalt</text:p>
          </table:table-cell>
          <table:table-cell office:value-type="string" calcext:value-type="string">
            <text:p>Laufzei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orgeschichte</text:p>
          </table:table-cell>
          <table:table-cell office:value-type="string" calcext:value-type="string">
            <text:p>Die Unterlagen dieses Bestandes umfassen unterschiedlichste Provenienzen und Inhalte bis zum Vorabend der formellen Vereinigung von Deutscher Demokratischer Republik (DDR) und Bundesrepublik Deutschland (BRD) am 03. Oktober 1990.</text:p>
          </table:table-cell>
          <table:table-cell office:value-type="string" calcext:value-type="string">
            <text:p>Bis 02. Oktober 1990</text:p>
          </table:table-cell>
        </table:table-row>
        <table:table-row table:style-name="ro1">
          <table:table-cell office:value-type="string" calcext:value-type="string">
            <text:p>I-A</text:p>
          </table:table-cell>
          <table:table-cell office:value-type="string" calcext:value-type="string">
            <text:p>kommunale Ebene (Hansestadt Rostock)</text:p>
          </table:table-cell>
          <table:table-cell office:value-type="string" calcext:value-type="string">
            <text:p>Hierin enthaltene Akten stammen von unterschiedlichen Akteur*innen deren Wirkungszentrum bzw. formelle Zuständigkeit die Hansestadt Rostock darstellt(e).</text:p>
          </table:table-cell>
          <table:table-cell office:value-type="string" calcext:value-type="string">
            <text:p>Bis 02. Oktober 1990</text:p>
          </table:table-cell>
        </table:table-row>
        <table:table-row table:style-name="ro1">
          <table:table-cell office:value-type="string" calcext:value-type="string">
            <text:p>I-A1</text:p>
          </table:table-cell>
          <table:table-cell office:value-type="string" calcext:value-type="string">
            <text:p>staatliche Einrichtungen der Hansestadt Rostock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A2</text:p>
          </table:table-cell>
          <table:table-cell office:value-type="string" calcext:value-type="string">
            <text:p>zivilgesellschaftliche Akteure in Rostock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A3</text:p>
          </table:table-cell>
          <table:table-cell office:value-type="string" calcext:value-type="string">
            <text:p>Printmedien aus Rostock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A4</text:p>
          </table:table-cell>
          <table:table-cell office:value-type="string" calcext:value-type="string">
            <text:p>Kultur, Kunst und Wissenschaft in Rostock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A5</text:p>
          </table:table-cell>
          <table:table-cell office:value-type="string" calcext:value-type="string">
            <text:p>radikale Rechte in Rostock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B</text:p>
          </table:table-cell>
          <table:table-cell office:value-type="string" calcext:value-type="string">
            <text:p>Landesebene (Mecklenburg-Vorpommern)</text:p>
          </table:table-cell>
          <table:table-cell office:value-type="string" calcext:value-type="string">
            <text:p>Hierin enthaltene Akten stammen von unterschiedlichen Akteur*innen deren Wirkungszentrum bzw. formelle Zuständigkeit im Land Mecklenburg-Vorpommern außerhalb Rostocks verortet ist.</text:p>
          </table:table-cell>
          <table:table-cell office:value-type="string" calcext:value-type="string">
            <text:p>Bis 02. Oktober 1990</text:p>
          </table:table-cell>
        </table:table-row>
        <table:table-row table:style-name="ro1">
          <table:table-cell office:value-type="string" calcext:value-type="string">
            <text:p>I-B1</text:p>
          </table:table-cell>
          <table:table-cell office:value-type="string" calcext:value-type="string">
            <text:p>Einrichtungen des Landes Mecklenburg-Vorpommern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B2</text:p>
          </table:table-cell>
          <table:table-cell office:value-type="string" calcext:value-type="string">
            <text:p>zivilgesellschaftliche Akteure in Mecklenburg-Vorpommern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B3</text:p>
          </table:table-cell>
          <table:table-cell office:value-type="string" calcext:value-type="string">
            <text:p>Printmedien aus Mecklenburg-Vorpommern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B4</text:p>
          </table:table-cell>
          <table:table-cell office:value-type="string" calcext:value-type="string">
            <text:p>Kultur, Kunst und Wissenschaft in Mecklenburg-Vorpommern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B5</text:p>
          </table:table-cell>
          <table:table-cell office:value-type="string" calcext:value-type="string">
            <text:p>radikale Rechte in Mecklenburg-Vorpommern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C</text:p>
          </table:table-cell>
          <table:table-cell office:value-type="string" calcext:value-type="string">
            <text:p>Bundesebene (Bundesrepublik Deutschland und DDR)</text:p>
          </table:table-cell>
          <table:table-cell office:value-type="string" calcext:value-type="string">
            <text:p>Hierin enthaltene Dokumente stammen von unterschiedlichen Akteur*innen deren Wirkungszentrum bzw. formelle Zuständigkeit in der Deutschen Demokratischen Republik (a) oder aber der Bundesrepublik Deutschland (b) verortet ist.</text:p>
          </table:table-cell>
          <table:table-cell office:value-type="string" calcext:value-type="string">
            <text:p>Bis 02. Oktober 1990</text:p>
          </table:table-cell>
        </table:table-row>
        <table:table-row table:style-name="ro1">
          <table:table-cell office:value-type="string" calcext:value-type="string">
            <text:p>I-C1</text:p>
          </table:table-cell>
          <table:table-cell office:value-type="string" calcext:value-type="string">
            <text:p>staatliche Einrichtungen der Deutschen Demokratischen Republik (a) bzw. Bundesrepublik Deutschland (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-Ca1</text:p>
          </table:table-cell>
          <table:table-cell office:value-type="string" calcext:value-type="string">
            <text:p>staatliche Einrichtungen der Deutschen Demokratischen Republik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Cb1</text:p>
          </table:table-cell>
          <table:table-cell office:value-type="string" calcext:value-type="string">
            <text:p>staatliche Einrichtungen der Bundesrepublik Deutschland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C2</text:p>
          </table:table-cell>
          <table:table-cell office:value-type="string" calcext:value-type="string">
            <text:p>zivilgesellschaftliche Akteur*innen in der Deutschen Demokratischen Republik (a) bzw. Bundesrepublik Deutschland (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-Ca2</text:p>
          </table:table-cell>
          <table:table-cell office:value-type="string" calcext:value-type="string">
            <text:p>zivilgesellschaftliche Akteur*innen in der Deutschen Demokratischen Republik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Cb2</text:p>
          </table:table-cell>
          <table:table-cell office:value-type="string" calcext:value-type="string">
            <text:p>zivilgesellschaftliche Akteur*innen in der Bundesrepublik Deutschland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C3</text:p>
          </table:table-cell>
          <table:table-cell office:value-type="string" calcext:value-type="string">
            <text:p>Printmedien aus der Deutschen Demokratischen Republik (a) bzw. Bundesrepublik Deutschland (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-Ca3</text:p>
          </table:table-cell>
          <table:table-cell office:value-type="string" calcext:value-type="string">
            <text:p>Printmedien aus der Deutschen Demokratischen Republik (DDR)</text:p>
          </table:table-cell>
          <table:table-cell office:value-type="string" calcext:value-type="string">
            <text:p>Hierin enthaltene Dokumente entstammen Printmedien innerhalb der Deutschen Demokratischen Republik (DDR)</text:p>
          </table:table-cell>
          <table:table-cell office:value-type="string" calcext:value-type="string">
            <text:p>Jan. – Juli 1990</text:p>
          </table:table-cell>
        </table:table-row>
        <table:table-row table:style-name="ro1">
          <table:table-cell office:value-type="string" calcext:value-type="string">
            <text:p>I-Ca3-1</text:p>
          </table:table-cell>
          <table:table-cell office:value-type="string" calcext:value-type="string">
            <text:p>Zeitungsausschnitte aus verschiedenen Printmedien der Deutschen Demokratischen Republik (DDR)</text:p>
          </table:table-cell>
          <table:table-cell office:value-type="string" calcext:value-type="string">
            <text:p>Ausschnitte aus dem Neuen Deutschland und der Jungen Welt, die sich wesentlich rechter Mobilisierungen widmeten.</text:p>
          </table:table-cell>
          <table:table-cell office:value-type="string" calcext:value-type="string">
            <text:p>Jan. – Juli 1990</text:p>
          </table:table-cell>
        </table:table-row>
        <table:table-row table:style-name="ro1">
          <table:table-cell office:value-type="string" calcext:value-type="string">
            <text:p>I-Cb3</text:p>
          </table:table-cell>
          <table:table-cell office:value-type="string" calcext:value-type="string">
            <text:p>Printmedien aus der Bundesrepublik Deutschland</text:p>
          </table:table-cell>
          <table:table-cell office:value-type="string" calcext:value-type="string">
            <text:p>Hierin enthaltene Dokumente entstammen Printmedien innerhalb der Bundesrepublik Deutschland (BRD)</text:p>
          </table:table-cell>
          <table:table-cell office:value-type="string" calcext:value-type="string">
            <text:p>April – Juni 1990</text:p>
          </table:table-cell>
        </table:table-row>
        <table:table-row table:style-name="ro1">
          <table:table-cell office:value-type="string" calcext:value-type="string">
            <text:p>I-Cb3-1</text:p>
          </table:table-cell>
          <table:table-cell office:value-type="string" calcext:value-type="string">
            <text:p>Zeitungsausschnitte aus verschiedenen Printmedien in der Bundesrepublik Deutschland (BRD)</text:p>
          </table:table-cell>
          <table:table-cell office:value-type="string" calcext:value-type="string">
            <text:p>Ausschnitte aus der taz und der Zeitschrift Sozial Extra.</text:p>
          </table:table-cell>
          <table:table-cell office:value-type="string" calcext:value-type="string">
            <text:p>April – Juni 1990</text:p>
          </table:table-cell>
        </table:table-row>
        <table:table-row table:style-name="ro1">
          <table:table-cell office:value-type="string" calcext:value-type="string">
            <text:p>I-C4</text:p>
          </table:table-cell>
          <table:table-cell office:value-type="string" calcext:value-type="string">
            <text:p>Kultur, Kunst und Wissenschaft in der Deutschen Demokratischen Republik (a) sowie der Bundesrepublik Deutschland (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-Ca4</text:p>
          </table:table-cell>
          <table:table-cell office:value-type="string" calcext:value-type="string">
            <text:p>Kultur, Kunst und Wissenschaft in der Deutschen Demokratischen Republik (DDR)</text:p>
          </table:table-cell>
          <table:table-cell office:value-type="string" calcext:value-type="string">
            <text:p>Hierin enthaltene Dokumente entstammen unterschiedlichen Träger*innen von Kultur, Kunst und Wissenschaft innerhalb der Deutschen Demokratischen Republik (DDR)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I-Ca4-1</text:p>
          </table:table-cell>
          <table:table-cell office:value-type="string" calcext:value-type="string">
            <text:p>Wissenschaftliche Studien zu rechter Gewalt</text:p>
          </table:table-cell>
          <table:table-cell office:value-type="string" calcext:value-type="string">
            <text:p>Hierin enthaltene Akte umfassen einen <text:s/>Artikel aus zu rechten Mobilisierungen in der DDR sowie eine Studie zu rechten Tendenzen in der DDR.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I-Cb4</text:p>
          </table:table-cell>
          <table:table-cell office:value-type="string" calcext:value-type="string">
            <text:p>Kultur, Kunst und Wissenschaft in der Bundesrepublik Deutschland (BRD)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C5</text:p>
          </table:table-cell>
          <table:table-cell office:value-type="string" calcext:value-type="string">
            <text:p>radikale Rechte in der Deutschen Demokratischen Republik (a) und der Bundesrepublik Deutschland (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-Ca5</text:p>
          </table:table-cell>
          <table:table-cell office:value-type="string" calcext:value-type="string">
            <text:p>radikale Rechte in der Deutschen Demokratischen Republik (DDR)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Cb5</text:p>
          </table:table-cell>
          <table:table-cell office:value-type="string" calcext:value-type="string">
            <text:p>radikale Rechte in der Bundesrepublik Deutschland (BRD)</text:p>
          </table:table-cell>
          <table:table-cell office:value-type="string" calcext:value-type="string">
            <text:p>Hierin enthaltene Unterlagen entstammen unterschiedlichen rechten Strukturen in Bundesrepublik Deutschland (BRD)</text:p>
          </table:table-cell>
          <table:table-cell/>
        </table:table-row>
        <table:table-row table:style-name="ro1">
          <table:table-cell office:value-type="string" calcext:value-type="string">
            <text:p>I-Cb5-1</text:p>
          </table:table-cell>
          <table:table-cell office:value-type="string" calcext:value-type="string">
            <text:p>diverse Flugblätter der radikalen Rechten</text:p>
          </table:table-cell>
          <table:table-cell office:value-type="string" calcext:value-type="string">
            <text:p>Hierin enthalten ist lediglich ein Flugblatt einer Hamburger Burschenschaft.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I-D</text:p>
          </table:table-cell>
          <table:table-cell office:value-type="string" calcext:value-type="string">
            <text:p>internationale Ebene</text:p>
          </table:table-cell>
          <table:table-cell office:value-type="string" calcext:value-type="string">
            <text:p>Hierin enthaltene Dokumente stammen von unterschiedlichen Akteur*innen deren Wirkungszentrum bzw. formelle Zuständigkeit außerhalb der Bundesrepublik Deutschland (BRD) und der Deutschen Demokratischen Republik (DDR) verortet ist.</text:p>
          </table:table-cell>
          <table:table-cell/>
        </table:table-row>
        <table:table-row table:style-name="ro1">
          <table:table-cell office:value-type="string" calcext:value-type="string">
            <text:p>I-D1</text:p>
          </table:table-cell>
          <table:table-cell office:value-type="string" calcext:value-type="string">
            <text:p>staatliche Einrichtungen außerhalb der Bundesrepublik Deutschland (BRD) und der Deutschen Demokratischen Republik (DDR)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D2</text:p>
          </table:table-cell>
          <table:table-cell office:value-type="string" calcext:value-type="string">
            <text:p>Zivilgesellschaftliche Akteur*innen außerhalb der Bundesrepublik Deutschland (BRD) und der Deutschen Demokratischen Republik (DDR)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D3</text:p>
          </table:table-cell>
          <table:table-cell office:value-type="string" calcext:value-type="string">
            <text:p>Printmedien außerhalb der Bundesrepublik Deutschland (BRD) und der Deutschen Demokratischen Republik (DDR)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D4</text:p>
          </table:table-cell>
          <table:table-cell office:value-type="string" calcext:value-type="string">
            <text:p>Kultur, Kunst und Wissenschaft außerhalb der Bundesrepublik Deutschland (BRD) und der Deutschen Demokratischen Republik (DDR)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-D5</text:p>
          </table:table-cell>
          <table:table-cell office:value-type="string" calcext:value-type="string">
            <text:p>radikale Rechte außerhalb der Bundesrepublik Deutschland (BRD) und der Deutschen Demokratischen Republik (DDR)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reignisgeschichte</text:p>
          </table:table-cell>
          <table:table-cell office:value-type="string" calcext:value-type="string">
            <text:p>Die Unterlagen dieses Bestandes umfassen unterschiedlichste Provenienzen und Inhalte zwischen Wiedervereinigung und dem Pogrom in Rostock-Lichtenhagen.</text:p>
          </table:table-cell>
          <table:table-cell/>
        </table:table-row>
        <table:table-row table:style-name="ro1">
          <table:table-cell office:value-type="string" calcext:value-type="string">
            <text:p>II-A</text:p>
          </table:table-cell>
          <table:table-cell office:value-type="string" calcext:value-type="string">
            <text:p>kommunale Ebene (Hansestadt Rostock)</text:p>
          </table:table-cell>
          <table:table-cell office:value-type="string" calcext:value-type="string">
            <text:p>Hierin enthaltene Akten stammen von unterschiedlichen Akteur*innen deren Wirkungszentrum bzw. formelle Zuständigkeit die Hansestadt Rostock darstellt(e).</text:p>
          </table:table-cell>
          <table:table-cell/>
        </table:table-row>
        <table:table-row table:style-name="ro1">
          <table:table-cell office:value-type="string" calcext:value-type="string">
            <text:p>II-A1</text:p>
          </table:table-cell>
          <table:table-cell office:value-type="string" calcext:value-type="string">
            <text:p>staatliche Einrichtungen der Hansestadt Rostock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I-A2</text:p>
          </table:table-cell>
          <table:table-cell office:value-type="string" calcext:value-type="string">
            <text:p>zivilgesellschaftliche Akteure in Rostock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I-A2-1</text:p>
          </table:table-cell>
          <table:table-cell office:value-type="string" calcext:value-type="string">
            <text:p>Antifaschistische Gruppen</text:p>
          </table:table-cell>
          <table:table-cell office:value-type="string" calcext:value-type="string">
            <text:p>Flugblätter in Original und Kopie aus dem Sommer 1992</text:p>
          </table:table-cell>
          <table:table-cell office:value-type="string" calcext:value-type="string">
            <text:p>bis Aug. 1992</text:p>
          </table:table-cell>
        </table:table-row>
        <table:table-row table:style-name="ro1">
          <table:table-cell office:value-type="string" calcext:value-type="string">
            <text:p>II-A3</text:p>
          </table:table-cell>
          <table:table-cell office:value-type="string" calcext:value-type="string">
            <text:p>Printmedien aus Rostock</text:p>
          </table:table-cell>
          <table:table-cell office:value-type="string" calcext:value-type="string">
            <text:p>Hierin enthaltene Dokumente entstammen Printmedien, deren Verlag in Rostock verortet ist.</text:p>
          </table:table-cell>
          <table:table-cell/>
        </table:table-row>
        <table:table-row table:style-name="ro1">
          <table:table-cell office:value-type="string" calcext:value-type="string">
            <text:p>II-A3-1</text:p>
          </table:table-cell>
          <table:table-cell office:value-type="string" calcext:value-type="string">
            <text:p>Gewerbliche Pre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A3-1-1</text:p>
          </table:table-cell>
          <table:table-cell office:value-type="string" calcext:value-type="string">
            <text:p>Ausschnitte aus verschiedenen Zeitungen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I-A3-1-2</text:p>
          </table:table-cell>
          <table:table-cell office:value-type="string" calcext:value-type="string">
            <text:p>Ausschnitte aus den Norddeutschen Neuesten Nachrichten</text:p>
          </table:table-cell>
          <table:table-cell office:value-type="string" calcext:value-type="string">
            <text:p>Die Zeitungsausschnitte thematisieren vorrangig rechte Gewaltakte sowie die Asyldebatte.</text:p>
          </table:table-cell>
          <table:table-cell office:value-type="string" calcext:value-type="string">
            <text:p>Juni 1991 – Juni 1992</text:p>
          </table:table-cell>
        </table:table-row>
        <table:table-row table:style-name="ro1">
          <table:table-cell office:value-type="string" calcext:value-type="string">
            <text:p>II-A3-1-3</text:p>
          </table:table-cell>
          <table:table-cell office:value-type="string" calcext:value-type="string">
            <text:p>Ausschnitte aus der Ostsee Zeitung</text:p>
          </table:table-cell>
          <table:table-cell office:value-type="string" calcext:value-type="string">
            <text:p>Umfangreichere Sammlung von Ausschnitten aus der Ostsee Zeitung zu den Themen rechte Gewalt und Asyl, wobei vor allem während des Pogroms teilweise zehn und mehr Artikel pro Tag erfasst wurden.</text:p>
          </table:table-cell>
          <table:table-cell office:value-type="string" calcext:value-type="string">
            <text:p>Juni 1991 – Aug. 1992</text:p>
          </table:table-cell>
        </table:table-row>
        <table:table-row table:style-name="ro1">
          <table:table-cell office:value-type="string" calcext:value-type="string">
            <text:p>II-A4</text:p>
          </table:table-cell>
          <table:table-cell office:value-type="string" calcext:value-type="string">
            <text:p>Kultur, Kunst und Wissenschaft in Ro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A4-1</text:p>
          </table:table-cell>
          <table:table-cell office:value-type="string" calcext:value-type="string">
            <text:p>Wissenschaftliche Studien zu rechter Gewalt</text:p>
          </table:table-cell>
          <table:table-cell office:value-type="string" calcext:value-type="string">
            <text:p>Die Akte enthält eine Studie zur „Akzeptanz von Ausländern“ in Rostock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II-A5</text:p>
          </table:table-cell>
          <table:table-cell office:value-type="string" calcext:value-type="string">
            <text:p>radikale Rechte in Rostock</text:p>
          </table:table-cell>
          <table:table-cell office:value-type="string" calcext:value-type="string">
            <text:p>Hierin enthaltene Dokumente entstammen der radikalen Rechten in Rostock.</text:p>
          </table:table-cell>
          <table:table-cell/>
        </table:table-row>
        <table:table-row table:style-name="ro1">
          <table:table-cell office:value-type="string" calcext:value-type="string">
            <text:p>II-A5-2</text:p>
          </table:table-cell>
          <table:table-cell office:value-type="string" calcext:value-type="string">
            <text:p>Flugblätter u. ä.</text:p>
          </table:table-cell>
          <table:table-cell office:value-type="string" calcext:value-type="string">
            <text:p>Die Akte enthält ein Schreiben an den Ortsverband der Deutschen Volksunion (DVU).</text:p>
          </table:table-cell>
          <table:table-cell office:value-type="float" office:value="33664" calcext:value-type="float">
            <text:p>33664</text:p>
          </table:table-cell>
        </table:table-row>
        <table:table-row table:style-name="ro1">
          <table:table-cell office:value-type="string" calcext:value-type="string">
            <text:p>II-B</text:p>
          </table:table-cell>
          <table:table-cell office:value-type="string" calcext:value-type="string">
            <text:p>Landesebene (Mecklenburg-Vorpommer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B1</text:p>
          </table:table-cell>
          <table:table-cell office:value-type="string" calcext:value-type="string">
            <text:p>Einrichtungen des Landes Mecklenburg-Vorpommern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I-B2</text:p>
          </table:table-cell>
          <table:table-cell office:value-type="string" calcext:value-type="string">
            <text:p>zivilgesellschaftliche Akteure in Mecklenburg-Vorpommern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I-B3</text:p>
          </table:table-cell>
          <table:table-cell office:value-type="string" calcext:value-type="string">
            <text:p>Printmedien aus Mecklenburg-Vorpommern</text:p>
          </table:table-cell>
          <table:table-cell office:value-type="string" calcext:value-type="string">
            <text:p>Die hier eingruppierten Akten enthalten Ausschnitte aus Printmedien in Mecklenburg-Vorpommern.</text:p>
          </table:table-cell>
          <table:table-cell/>
        </table:table-row>
        <table:table-row table:style-name="ro1">
          <table:table-cell office:value-type="string" calcext:value-type="string">
            <text:p>II-B3-1</text:p>
          </table:table-cell>
          <table:table-cell office:value-type="string" calcext:value-type="string">
            <text:p>verschiedene Ausschnitte</text:p>
          </table:table-cell>
          <table:table-cell office:value-type="string" calcext:value-type="string">
            <text:p>Die Akte enthält Ausschnitte aus dem Nordkurier und dem Mecklenburger Aufbruch zu rechter Gewalt und Asyl.</text:p>
          </table:table-cell>
          <table:table-cell office:value-type="string" calcext:value-type="string">
            <text:p>Juni 1991 – Juni 1992</text:p>
          </table:table-cell>
        </table:table-row>
        <table:table-row table:style-name="ro1">
          <table:table-cell office:value-type="string" calcext:value-type="string">
            <text:p>II-B3-2</text:p>
          </table:table-cell>
          <table:table-cell office:value-type="string" calcext:value-type="string">
            <text:p>Ausschnitte aus der Mecklenburger Morgenpost</text:p>
          </table:table-cell>
          <table:table-cell office:value-type="string" calcext:value-type="string">
            <text:p>Die Akte enthält Ausschnitte aus der Mecklenburger Morgenpost zu rechter Gewalt und Asyl.</text:p>
          </table:table-cell>
          <table:table-cell office:value-type="string" calcext:value-type="string">
            <text:p>März 1991 – Aug. 1992</text:p>
          </table:table-cell>
        </table:table-row>
        <table:table-row table:style-name="ro1">
          <table:table-cell office:value-type="string" calcext:value-type="string">
            <text:p>II-B4</text:p>
          </table:table-cell>
          <table:table-cell office:value-type="string" calcext:value-type="string">
            <text:p>Kultur, Kunst und Wissenschaft in Mecklenburg-Vorpommern</text:p>
          </table:table-cell>
          <table:table-cell office:value-type="string" calcext:value-type="string">
            <text:p>In den beiden Akten befinden sich eine Studie zu rechte Jugendgewalt sowie eine Druckschrift des Verlages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II-B4-1</text:p>
          </table:table-cell>
          <table:table-cell office:value-type="string" calcext:value-type="string">
            <text:p>Wissenschaftliche Studien</text:p>
          </table:table-cell>
          <table:table-cell office:value-type="string" calcext:value-type="string">
            <text:p>Die Akte enthält eine Reihe kürzerer Aufsätze zu rechter Jugendgewalt.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II-B4-2</text:p>
          </table:table-cell>
          <table:table-cell office:value-type="string" calcext:value-type="string">
            <text:p>Kulturelle Aktivitäten</text:p>
          </table:table-cell>
          <table:table-cell office:value-type="string" calcext:value-type="string">
            <text:p>Enthalten ist in der Akte ein Druck, der sich kritisch an Bevölkerung und Politik wendet.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II-B5</text:p>
          </table:table-cell>
          <table:table-cell office:value-type="string" calcext:value-type="string">
            <text:p>radikale Rechte in Mecklenburg-Vorpommern</text:p>
          </table:table-cell>
          <table:table-cell office:value-type="string" calcext:value-type="string">
            <text:p>Die Akte enthält Flugschriften der radikalen Rechten im Bundesland Mecklenburg-Vorpommern.</text:p>
          </table:table-cell>
          <table:table-cell office:value-type="string" calcext:value-type="string">
            <text:p>1991 – 1992</text:p>
          </table:table-cell>
        </table:table-row>
        <table:table-row table:style-name="ro1">
          <table:table-cell office:value-type="string" calcext:value-type="string">
            <text:p>II-B5-2</text:p>
          </table:table-cell>
          <table:table-cell office:value-type="string" calcext:value-type="string">
            <text:p>Flugblätter u. ä.</text:p>
          </table:table-cell>
          <table:table-cell office:value-type="string" calcext:value-type="string">
            <text:p>Die Akte enthält ein Flugblatt der Republikaner (Rep) und Auszüge aus einer Zeitung der Nationaldemokratischen Partei Deutschlands (NPD).</text:p>
          </table:table-cell>
          <table:table-cell office:value-type="string" calcext:value-type="string">
            <text:p>1991 – 1992</text:p>
          </table:table-cell>
        </table:table-row>
        <table:table-row table:style-name="ro1">
          <table:table-cell office:value-type="string" calcext:value-type="string">
            <text:p>II-C</text:p>
          </table:table-cell>
          <table:table-cell office:value-type="string" calcext:value-type="string">
            <text:p>Bundesebene (Bundesrepublik Deutschlan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1</text:p>
          </table:table-cell>
          <table:table-cell office:value-type="string" calcext:value-type="string">
            <text:p>Einrichtungen der Bundesrepublik Deutschland (B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1-1</text:p>
          </table:table-cell>
          <table:table-cell office:value-type="string" calcext:value-type="string">
            <text:p>Bundestag und Minister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1-2</text:p>
          </table:table-cell>
          <table:table-cell office:value-type="string" calcext:value-type="string">
            <text:p>Parte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2</text:p>
          </table:table-cell>
          <table:table-cell office:value-type="string" calcext:value-type="string">
            <text:p>zivilgesellschaftliche Akteure in der Bundesrepublik Deutschland (B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2-1</text:p>
          </table:table-cell>
          <table:table-cell office:value-type="string" calcext:value-type="string">
            <text:p>Antifaschistische Gru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3</text:p>
          </table:table-cell>
          <table:table-cell office:value-type="string" calcext:value-type="string">
            <text:p>Printmedien in der Bundesrepublik Deutschland (B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3-1</text:p>
          </table:table-cell>
          <table:table-cell office:value-type="string" calcext:value-type="string">
            <text:p>Gewerbliche Pre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3-1-1</text:p>
          </table:table-cell>
          <table:table-cell office:value-type="string" calcext:value-type="string">
            <text:p>Ausschnitte aus verschiedenen Zeit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3-1-2</text:p>
          </table:table-cell>
          <table:table-cell office:value-type="string" calcext:value-type="string">
            <text:p>Ausschnitte aus dem Neuen Deutsch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3-1-3</text:p>
          </table:table-cell>
          <table:table-cell office:value-type="string" calcext:value-type="string">
            <text:p>Ausschnitte aus der Süddeutschen Zei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3-1-4</text:p>
          </table:table-cell>
          <table:table-cell office:value-type="string" calcext:value-type="string">
            <text:p>Ausschnitte aus der tageszeitung (taz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3-1-5</text:p>
          </table:table-cell>
          <table:table-cell office:value-type="string" calcext:value-type="string">
            <text:p>Ausschnitte aus der Zeitschrift konk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4</text:p>
          </table:table-cell>
          <table:table-cell office:value-type="string" calcext:value-type="string">
            <text:p>Kultur, Kunst und Wissenschaft in der Bundesrepublik Deutschland (B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4-1</text:p>
          </table:table-cell>
          <table:table-cell office:value-type="string" calcext:value-type="string">
            <text:p>Wissenschaftliche Stud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4-2</text:p>
          </table:table-cell>
          <table:table-cell office:value-type="string" calcext:value-type="string">
            <text:p>Kulturelle Aktivitä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5</text:p>
          </table:table-cell>
          <table:table-cell office:value-type="string" calcext:value-type="string">
            <text:p>radikale Rechte in der Bundesrepublik Deutschland (B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5-1</text:p>
          </table:table-cell>
          <table:table-cell office:value-type="string" calcext:value-type="string">
            <text:p>Zeitungen und Zeitschrif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C5-2</text:p>
          </table:table-cell>
          <table:table-cell office:value-type="string" calcext:value-type="string">
            <text:p>Flugblätter u. ä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-D</text:p>
          </table:table-cell>
          <table:table-cell office:value-type="string" calcext:value-type="string">
            <text:p>internationale Ebene</text:p>
          </table:table-cell>
          <table:table-cell office:value-type="string" calcext:value-type="string">
            <text:p>Hierin enthaltene Dokumente stammen von unterschiedlichen Akteur*innen deren Wirkungszentrum bzw. formelle Zuständigkeit außerhalb der Bundesrepublik Deutschland (BRD) und der Deutschen Demokratischen Republik (DDR) verortet ist.</text:p>
          </table:table-cell>
          <table:table-cell/>
        </table:table-row>
        <table:table-row table:style-name="ro1">
          <table:table-cell office:value-type="string" calcext:value-type="string">
            <text:p>II-D1</text:p>
          </table:table-cell>
          <table:table-cell office:value-type="string" calcext:value-type="string">
            <text:p>staatliche Einrichtungen außerhalb der Bundesrepublik Deutschland (BRD)</text:p>
          </table:table-cell>
          <table:table-cell office:value-type="string" calcext:value-type="string">
            <text:p>bislang keine Unterlagen erfasst</text:p>
          </table:table-cell>
          <table:table-cell table:style-name="ce1"/>
        </table:table-row>
        <table:table-row table:style-name="ro2">
          <table:table-cell office:value-type="string" calcext:value-type="string">
            <text:p>II-D2</text:p>
          </table:table-cell>
          <table:table-cell office:value-type="string" calcext:value-type="string">
            <text:p>Zivilgesellschaftliche Akteur*innen außerhalb der Bundesrepublik Deutschland (BRD)</text:p>
          </table:table-cell>
          <table:table-cell office:value-type="string" calcext:value-type="string">
            <text:p>Die Akte enthält einige Solidaritätserklärungen sowie ein Mitteilung aus Österreich, die sich einem rechten Kader widmete, der in Lichtenhagen war.</text:p>
          </table:table-cell>
          <table:table-cell table:style-name="ce1" office:value-type="string" calcext:value-type="string">
            <text:p>Aug. 1992</text:p>
          </table:table-cell>
        </table:table-row>
        <table:table-row table:style-name="ro2">
          <table:table-cell office:value-type="string" calcext:value-type="string">
            <text:p>II-D3</text:p>
          </table:table-cell>
          <table:table-cell office:value-type="string" calcext:value-type="string">
            <text:p>Ausschnitte aus internationalen Printmedien</text:p>
          </table:table-cell>
          <table:table-cell office:value-type="string" calcext:value-type="string">
            <text:p>Die Akte enthält verschiedentliche Auszüge aus französisch-, englisch und spanischsprachigen Zeitungen, unter denen sich u. a. Libération, Guardian, The Times auch der österreichischen Die Presse</text:p>
          </table:table-cell>
          <table:table-cell table:style-name="ce1" office:value-type="string" calcext:value-type="string">
            <text:p>Aug. 1992</text:p>
          </table:table-cell>
        </table:table-row>
        <table:table-row table:style-name="ro1">
          <table:table-cell office:value-type="string" calcext:value-type="string">
            <text:p>II-D4</text:p>
          </table:table-cell>
          <table:table-cell office:value-type="string" calcext:value-type="string">
            <text:p>Kultur, Kunst und Wissenschaft außerhalb der Bundesrepublik Deutschland (BRD)</text:p>
          </table:table-cell>
          <table:table-cell office:value-type="string" calcext:value-type="string">
            <text:p>bislang keine Unterlagen erfasst</text:p>
          </table:table-cell>
          <table:table-cell/>
        </table:table-row>
        <table:table-row table:style-name="ro1">
          <table:table-cell office:value-type="string" calcext:value-type="string">
            <text:p>II-D5</text:p>
          </table:table-cell>
          <table:table-cell office:value-type="string" calcext:value-type="string">
            <text:p>radikale Rechte außerhalb der Bundesrepublik Deutschland (BRD)</text:p>
          </table:table-cell>
          <table:table-cell office:value-type="string" calcext:value-type="string">
            <text:p>bislang keine Unterlagen erfas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.00.0000</text:date>, <text:time style:data-style-name="N2" text:time-value="07:20:26.1636724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0:59:32.666378190</meta:creation-date>
    <dc:date>2018-06-21T06:46:52.275965133</dc:date>
    <meta:editing-duration>PT56M8S</meta:editing-duration>
    <meta:editing-cycles>4</meta:editing-cycles>
    <meta:generator>LibreOffice/6.0.5.1$Linux_X86_64 LibreOffice_project/00m0$Build-1</meta:generator>
    <meta:document-statistic meta:table-count="1" meta:cell-count="269" meta:object-count="0"/>
  </office:meta>
</office:document-meta>
</file>